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Dropdown</text:h>
                    <text:list>
                        <text:list-item>
                            <text:h text:style-name="Heading_20_2" text:outline-level="2">Description</text:h>
                        </text:list-item>
                    </text:list>
                </text:list-item>
            </text:list>

            <text:p text:style-name="Standard"><text:span>The drop-down list allows the user to select one value from a list.</text:span></text:p><text:span> </text:span><text:p text:style-name="Standard">More info (<text:a xlink:type="simple" xlink:href="https://docs.lvgl.io/8.3/widgets/core/dropdown.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text:span>List of options.</text:span></text:p><text:span> </text:span>
                                            <text:p text:style-name="Standard"/>,
                                            <text:list xml:id="list1065229068" text:continue-numbering="true"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Literal</text:span><text:span> is selected then </text:span><text:span text:style-name="backtick">Options</text:span><text:span> are entered one option per line. If </text:span><text:span text:style-name="backtick">Expression</text:span><text:span> is selected then options are evaluated from </text:span><text:span text:style-name="backtick">Options</text:span><text:span> expression which must be of type </text:span><text:span text:style-name="backtick">array:string</text:span><text:span>.</text:span></text:p><text:span> </text:span>
                                            <text:p text:style-name="Standard"/>,
                                            <text:list xml:id="list1065229068" text:continue-numbering="true"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ext:span>The zero-based index of the selected option.</text:span></text:p><text:span> </text:span>
                                            <text:p text:style-name="Standard"/>,
                                            <text:list xml:id="list1065229068" text:continue-numbering="true"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Options</text:span><text:span> can be variable in which the zero-based index of the selected option will be stor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